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c612" officeooo:paragraph-rsid="0008c612"/>
    </style:style>
    <style:style style:name="P2" style:family="paragraph" style:parent-style-name="Standard">
      <style:paragraph-properties fo:text-align="start" style:justify-single-word="false"/>
      <style:text-properties officeooo:rsid="0008c612" officeooo:paragraph-rsid="0008c612"/>
    </style:style>
    <style:style style:name="T1" style:family="text">
      <style:text-properties officeooo:rsid="000a94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 </text:p>
      <text:p text:style-name="P1"/>
      <text:p text:style-name="P2">Pag 113:</text:p>
      <text:p text:style-name="P2"/>
      <text:p text:style-name="P2">1-Rompecabezas</text:p>
      <text:p text:style-name="P2">2-Saltar la corda</text:p>
      <text:p text:style-name="P2">3-Escondite</text:p>
      <text:p text:style-name="P2">4-Pelota</text:p>
      <text:p text:style-name="P2">5-Cometa</text:p>
      <text:p text:style-name="P2">6-Videojuego</text:p>
      <text:p text:style-name="P2">7-Rayuela</text:p>
      <text:p text:style-name="P2">8-canicas</text:p>
      <text:p text:style-name="P2">9-Jugar a la casita</text:p>
      <text:p text:style-name="P2">10-Cubito de playa</text:p>
      <text:p text:style-name="P2">11-Hula-hula</text:p>
      <text:p text:style-name="P2">12-Columpio</text:p>
      <text:p text:style-name="P2"/>
      <text:p text:style-name="P2">Pag 115:</text:p>
      <text:p text:style-name="P2"/>
      <text:p text:style-name="P2">a)Apresenta informações sobre algum tema, <text:span text:style-name="T1">pois o folheto tem o objetivo de conscientizar sobre a violência domestica.</text:span></text:p>
      <text:p text:style-name="P2">b)Violência domestica</text:p>
      <text:p text:style-name="P2">c)Para home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6:35:22.196370635</meta:creation-date>
    <dc:date>2020-10-07T16:50:15.972863472</dc:date>
    <meta:editing-duration>PT4M13S</meta:editing-duration>
    <meta:editing-cycles>1</meta:editing-cycles>
    <meta:document-statistic meta:table-count="0" meta:image-count="0" meta:object-count="0" meta:page-count="1" meta:paragraph-count="18" meta:word-count="47" meta:character-count="337" meta:non-whitespace-character-count="307"/>
    <meta:generator>LibreOffice/6.4.6.2$Linux_X86_64 LibreOffice_project/40$Build-2</meta:generator>
  </office:meta>
</office:document-meta>
</file>